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A500000026FE43975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ODT file with embedded picture.</text:p>
      <text:p text:style-name="P1"><draw:frame draw:style-name="fr1" draw:name="graphics1" text:anchor-type="paragraph" svg:width="3.845cm" svg:height="0.885cm" draw:z-index="0"><draw:image xlink:href="Pictures/10000000000000A500000026FE439750.jpg" xlink:type="simple" xlink:show="embed" xlink:actuate="onLoad"/></draw:frame></text:p>
      <text:p text:style-name="P1"/>
      <text:p text:style-name="P1">Generated using LibreOffice.org 3.4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Spiewak</meta:initial-creator>
    <meta:creation-date>2011-11-01T01:23:52</meta:creation-date>
    <dc:date>2011-11-01T02:43:22</dc:date>
    <dc:creator>Vincent Spiewak</dc:creator>
    <meta:editing-duration>PT1H19M35S</meta:editing-duration>
    <meta:editing-cycles>4</meta:editing-cycles>
    <meta:generator>LibreOffice/3.4$Unix LibreOffice_project/340m1$Build-302</meta:generator>
    <meta:document-statistic meta:table-count="0" meta:image-count="1" meta:object-count="0" meta:page-count="1" meta:paragraph-count="2" meta:word-count="10" meta:character-count="75" meta:non-whitespace-character-count="67"/>
  </office:meta>
</office:document-meta>
</file>